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6pt" officeooo:rsid="000ec98c" officeooo:paragraph-rsid="000ec98c" style:font-size-asian="26pt" style:font-size-complex="26pt"/>
    </style:style>
    <style:style style:name="P2"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text-properties officeooo:paragraph-rsid="000ec98c"/>
    </style:style>
    <style:style style:name="P3" style:family="paragraph" style:parent-style-name="Heading_20_2" style:master-page-name="">
      <loext:graphic-properties draw:fill="none"/>
      <style:paragraph-properties fo:margin-left="0cm" fo:margin-right="0cm" fo:margin-top="0.353cm" fo:margin-bottom="0.212cm" style:contextual-spacing="false" fo:text-align="justify" style:justify-single-word="false" fo:text-indent="0cm" style:auto-text-indent="false" style:page-number="auto" fo:background-color="transparent" fo:keep-with-next="always"/>
      <style:text-properties style:text-line-through-style="none" style:text-line-through-type="none" style:text-position="0% 100%" officeooo:paragraph-rsid="000f510c"/>
    </style:style>
    <style:style style:name="P4" style:family="paragraph" style:parent-style-name="Heading_20_2">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style:text-line-through-style="none" style:text-line-through-type="none" style:text-position="0% 100%" fo:font-size="16pt" fo:font-weight="normal" officeooo:rsid="0013e125" officeooo:paragraph-rsid="0013e125" style:font-size-asian="16pt" style:font-weight-asian="normal" style:font-size-complex="16pt" style:font-weight-complex="normal"/>
    </style:style>
    <style:style style:name="P5"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style:text-properties officeooo:paragraph-rsid="000f510c"/>
    </style:style>
    <style:style style:name="P6" style:family="paragraph" style:parent-style-name="Text_20_body" style:list-style-name="">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style:text-line-through-style="none" style:text-line-through-type="none" style:text-position="0% 100%" fo:font-size="16pt" officeooo:paragraph-rsid="000f510c" style:font-size-asian="16pt" style:font-size-complex="16pt"/>
    </style:style>
    <style:style style:name="P7" style:family="paragraph" style:parent-style-name="Text_20_body" style:list-style-name="" style:master-page-name="">
      <loext:graphic-properties draw:fill="none"/>
      <style:paragraph-properties fo:margin-left="0cm" fo:margin-right="0cm" fo:margin-top="0.353cm" fo:margin-bottom="0.212cm" style:contextual-spacing="false" fo:line-height="115%" fo:text-align="justify" style:justify-single-word="false" fo:text-indent="0cm" style:auto-text-indent="false" style:page-number="auto" fo:background-color="transparent"/>
      <style:text-properties style:text-line-through-style="none" style:text-line-through-type="none" style:text-position="0% 100%" fo:font-size="16pt" officeooo:paragraph-rsid="000f510c" style:font-size-asian="16pt" style:font-size-complex="16pt"/>
    </style:style>
    <style:style style:name="P8" style:family="paragraph" style:parent-style-name="Text_20_body" style:list-style-name="">
      <loext:graphic-properties draw:fill="none"/>
      <style:paragraph-properties fo:margin-left="0cm" fo:margin-right="0cm" fo:margin-top="0.353cm" fo:margin-bottom="0.212cm" style:contextual-spacing="false" fo:line-height="115%" fo:text-align="justify" style:justify-single-word="false" fo:text-indent="0cm" style:auto-text-indent="false" fo:background-color="transparent"/>
      <style:text-properties style:text-line-through-style="none" style:text-line-through-type="none" style:text-position="0% 100%" fo:font-size="16pt" officeooo:paragraph-rsid="000f510c" style:font-size-asian="16pt" style:font-size-complex="16pt"/>
    </style:style>
    <style:style style:name="P9" style:family="paragraph" style:parent-style-name="Text_20_body" style:list-style-name="">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style:text-line-through-style="none" style:text-line-through-type="none" style:text-position="0% 100%" fo:font-size="16pt" fo:font-weight="normal" officeooo:rsid="000f510c" officeooo:paragraph-rsid="000f510c" style:font-size-asian="16pt" style:font-weight-asian="normal" style:font-size-complex="16pt" style:font-weight-complex="normal"/>
    </style:style>
    <style:style style:name="P10" style:family="paragraph" style:parent-style-name="Text_20_body" style:list-style-name="">
      <loext:graphic-properties draw:fill="none"/>
      <style:paragraph-properties fo:margin-left="0cm" fo:margin-right="0cm" fo:margin-top="0.353cm" fo:margin-bottom="0.212cm" style:contextual-spacing="false" fo:line-height="115%" fo:text-align="justify" style:justify-single-word="false" fo:text-indent="0cm" style:auto-text-indent="false" fo:background-color="transparent"/>
      <style:text-properties style:text-line-through-style="none" style:text-line-through-type="none" style:text-position="0% 100%" fo:font-size="16pt" fo:font-weight="normal" officeooo:rsid="000f510c" officeooo:paragraph-rsid="000f510c" style:font-size-asian="16pt" style:font-weight-asian="normal" style:font-size-complex="16pt" style:font-weight-complex="normal"/>
    </style:style>
    <style:style style:name="P11" style:family="paragraph" style:parent-style-name="Text_20_body">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officeooo:rsid="0013e125" officeooo:paragraph-rsid="0013e125"/>
    </style:style>
    <style:style style:name="P12" style:family="paragraph" style:parent-style-name="Text_20_body">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officeooo:rsid="0015b947" officeooo:paragraph-rsid="0015b947"/>
    </style:style>
    <style:style style:name="P13" style:family="paragraph" style:parent-style-name="Text_20_body">
      <loext:graphic-properties draw:fill="none"/>
      <style:paragraph-properties fo:margin-left="0cm" fo:margin-right="0cm" fo:margin-top="0.353cm" fo:margin-bottom="0.212cm" style:contextual-spacing="false" fo:text-align="justify" style:justify-single-word="false" fo:text-indent="0cm" style:auto-text-indent="false" fo:background-color="transparent"/>
      <style:text-properties officeooo:rsid="0016c407" officeooo:paragraph-rsid="0016c407"/>
    </style:style>
    <style:style style:name="P14" style:family="paragraph" style:parent-style-name="Text_20_body">
      <loext:graphic-properties draw:fill="none"/>
      <style:paragraph-properties fo:margin-left="0cm" fo:margin-right="0cm" fo:margin-top="0.353cm" fo:margin-bottom="0.212cm" style:contextual-spacing="false" fo:text-indent="0cm" style:auto-text-indent="false" fo:background-color="transparent"/>
      <style:text-properties officeooo:rsid="0016c407" officeooo:paragraph-rsid="0016c407"/>
    </style:style>
    <style:style style:name="T1" style:family="text">
      <style:text-properties fo:font-size="20pt" officeooo:rsid="000ec98c" style:font-size-asian="17.5pt" style:font-size-complex="20pt"/>
    </style:style>
    <style:style style:name="T2" style:family="text">
      <style:text-properties fo:font-weight="normal" officeooo:rsid="000ec98c" style:font-weight-asian="normal" style:font-weight-complex="normal"/>
    </style:style>
    <style:style style:name="T3" style:family="text">
      <style:text-properties fo:font-weight="normal" officeooo:rsid="000f510c" style:font-weight-asian="normal" style:font-weight-complex="normal"/>
    </style:style>
    <style:style style:name="T4" style:family="text">
      <style:text-properties style:text-position="0% 100%" fo:font-size="20pt" fo:font-weight="normal" style:font-size-asian="17.5pt" style:font-weight-asian="normal" style:font-size-complex="20pt" style:font-weight-complex="normal"/>
    </style:style>
    <style:style style:name="T5" style:family="text">
      <style:text-properties style:text-position="0% 100%" fo:font-size="20pt" fo:font-weight="normal" officeooo:rsid="0016c407" style:font-size-asian="17.5pt" style:font-weight-asian="normal" style:font-size-complex="20pt" style:font-weight-complex="normal"/>
    </style:style>
    <style:style style:name="T6" style:family="text">
      <style:text-properties style:text-position="0% 100%" fo:font-size="16pt" fo:font-weight="normal" style:font-size-asian="16pt" style:font-weight-asian="normal" style:font-size-complex="16pt" style:font-weight-complex="normal"/>
    </style:style>
    <style:style style:name="T7" style:family="text">
      <style:text-properties fo:language="fr" fo:country="FR" fo:font-weight="normal" officeooo:rsid="000ec98c" style:font-weight-asian="normal"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weight="normal" officeooo:rsid="000ec98c" style:font-size-asian="16pt" style:font-weight-asian="normal" style:font-size-complex="16pt" style:font-weight-complex="normal"/>
    </style:style>
    <style:style style:name="T10" style:family="text">
      <style:text-properties fo:font-size="16pt" fo:font-weight="normal" officeooo:rsid="0010a799" style:font-size-asian="16pt" style:font-weight-asian="normal" style:font-size-complex="16pt" style:font-weight-complex="normal"/>
    </style:style>
    <style:style style:name="T11" style:family="text">
      <style:text-properties style:text-line-through-style="none" style:text-line-through-type="none" style:text-position="0% 100%" fo:font-size="16pt" fo:font-weight="normal" style:font-size-asian="16pt" style:font-weight-asian="normal" style:font-size-complex="16pt" style:font-weight-complex="normal"/>
    </style:style>
    <style:style style:name="T12" style:family="text">
      <style:text-properties style:text-line-through-style="none" style:text-line-through-type="none" style:text-position="0% 100%" fo:font-size="16pt" fo:font-weight="normal" officeooo:rsid="000ec98c" style:font-size-asian="16pt" style:font-weight-asian="normal" style:font-size-complex="16pt" style:font-weight-complex="normal"/>
    </style:style>
    <style:style style:name="T13" style:family="text">
      <style:text-properties style:text-line-through-style="none" style:text-line-through-type="none" style:text-position="0% 100%" fo:font-size="16pt" fo:font-weight="normal" officeooo:rsid="0010a799" style:font-size-asian="16pt" style:font-weight-asian="normal" style:font-size-complex="16pt" style:font-weight-complex="normal"/>
    </style:style>
    <style:style style:name="T14" style:family="text">
      <style:text-properties style:text-line-through-style="none" style:text-line-through-type="none" style:text-position="0% 100%" fo:font-size="16pt" fo:font-weight="normal" officeooo:rsid="0015b947" style:font-size-asian="16pt" style:font-weight-asian="normal" style:font-size-complex="16pt" style:font-weight-complex="normal"/>
    </style:style>
    <style:style style:name="T15" style:family="text">
      <style:text-properties style:text-line-through-style="none" style:text-line-through-type="none" style:text-position="super 58%" fo:font-size="16pt" fo:font-weight="normal"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expérience : </text:p>
      <text:h text:style-name="P2" text:outline-level="2"><text:span text:style-name="T1"><text:tab/></text:span><text:span text:style-name="T12">avant de parler de mon expérience je vais vous expliquer qu’est ce que le handball.</text:span></text:h>
      <text:h text:style-name="P6" text:outline-level="2"><text:span text:style-name="T2"><text:tab/></text:span><text:span text:style-name="T7">En 1919, le professeur allemand Carl Schellenz, de l'École normale germanique d'éducation physique de Leipzig, propose une adaptation du Torball (sorte de « balle au but » pratiqué par les femmes allemandes) . Il créa alors le handball à onze. La Fédération internationale de handball voit le jour en 1928.</text:span><text:span text:style-name="T2"> Le handball de nos jours est bien plus développer ,plus dynamique, plus rapide et plus tactique.</text:span></text:h>
      <text:h text:style-name="P9" text:outline-level="2">Il y a 5 postes au handball :</text:h>
      <text:h text:style-name="P7" text:outline-level="2"><text:span text:style-name="T2">→ </text:span><text:span text:style-name="T3">Les ailiers (2) sont les plus rapides pour les contres attaques et sont les joueurs qui ont 70 % de réussite au tire </text:span></text:h>
      <text:h text:style-name="P10" text:outline-level="2">→ Les arrières (2) attaques les intervalle pour trouver une solution pour marquer </text:h>
      <text:h text:style-name="P10" text:outline-level="2">→ Le demi-centre (1) fait en sorte que la balle soit toujours en mouvement et mets en place la stratégie d’attaque <text:s/></text:h>
      <text:h text:style-name="P8" text:outline-level="2"><text:span text:style-name="T3">→ Le pivot (1)</text:span><text:span text:style-name="T2"> </text:span><text:span text:style-name="T3">est dans la défense adverse pour les gênés et être a disposition de son équipe . </text:span></text:h>
      <text:h text:style-name="P8" text:outline-level="2"><text:span text:style-name="T2">→ </text:span><text:span text:style-name="T3">Le gardien (1) arrête les balles </text:span></text:h>
      <text:h text:style-name="P3" text:outline-level="2"><text:span text:style-name="T9">Je fais du handball depuis fin</text:span><text:span text:style-name="T8"> </text:span><text:span text:style-name="T9">CM2-début 6ème </text:span><text:span text:style-name="T10">et je suis au poste de gardien </text:span><text:span text:style-name="T9">donc cela fais 8ans </text:span><text:span text:style-name="T10">que je suis a ce poste</text:span><text:span text:style-name="T9">.</text:span><text:span text:style-name="T10"> </text:span></text:h>
      <text:p text:style-name="P11"><text:span text:style-name="T13">L</text:span><text:span text:style-name="T11">e handball m’a appris a jouer en équipe et même de dirigé et d’encouragé mon équipe et mes camarades de terrain afin d’atteindre la victoire ! </text:span></text:p>
      <text:p text:style-name="P11"><text:span text:style-name="T11">Ce sport m’a permit de faire une activité physique tout en ayant du plaisir </text:span><text:span text:style-name="T14">et je suis passionné par ce sport !</text:span><text:span text:style-name="T11"> </text:span></text:p>
      <text:p text:style-name="P11"><text:soft-page-break/><text:span text:style-name="T11"/></text:p>
      <text:h text:style-name="P4" text:outline-level="2">Partie Compète :</text:h>
      <text:p text:style-name="P11"><text:span text:style-name="T11">Dès ma 2</text:span><text:span text:style-name="T15">ème</text:span><text:span text:style-name="T11"> années de handball j’ai été sélectionner pour faire parti d</text:span><text:span text:style-name="T14">u</text:span><text:span text:style-name="T11"> </text:span><text:span text:style-name="T14">comité du Var (Var Est)</text:span><text:span text:style-name="T11">. On s’est entraînés toute l’année pour jouer un tournoi contre :</text:span></text:p>
      <text:p text:style-name="P11"><text:span text:style-name="T11">→ Var Ouest </text:span></text:p>
      <text:p text:style-name="P11"><text:span text:style-name="T11">→ <text:s/></text:span><text:span text:style-name="T14">Alpes Maritimes Est et Ouest</text:span></text:p>
      <text:p text:style-name="P11"><text:span text:style-name="T14">→ Bouche du Rhône Est et Ouest</text:span></text:p>
      <text:p text:style-name="P11"><text:span text:style-name="T14">→ Vaucluse Est et Ouest </text:span></text:p>
      <text:p text:style-name="P11"><text:span text:style-name="T14">→ Alpes de Haute Provence Est et Ouest </text:span></text:p>
      <text:p text:style-name="P11"><text:span text:style-name="T14">→ Hautes Alpes </text:span></text:p>
      <text:p text:style-name="P11"><text:span text:style-name="T14">→ Drôme Provençale </text:span></text:p>
      <text:p text:style-name="P12"><text:span text:style-name="T11">si mes souvenir sont bons ont a fini 3</text:span><text:span text:style-name="T15">ème</text:span><text:span text:style-name="T11"> ce qui était vraiment bien pour notre équipe !</text:span></text:p>
      <text:p text:style-name="P12"><text:span text:style-name="T11">Et pendant les années qui ont suivis j’ai continué a joué pour la sélection du comité du Var pendant 3ans (fin collège) .</text:span></text:p>
      <text:p text:style-name="P12"><text:span text:style-name="T11">Pendant ces années je me suis fait des amis et rencontré de bon joueur et aussi des joueuses de la sélection féminine du comité du Var de 2004. </text:span></text:p>
      <text:p text:style-name="P13"><text:span text:style-name="T11">après cette épopée en sélection j’ai préférer rester dans mon club car j’avais moins le temps pour le handball (j’étais à l’internat) donc je n’ai pas pu continué plus loin dans ce sport.</text:span></text:p>
      <text:p text:style-name="P13"><text:span text:style-name="T11">L’année dernière été aussi marquante que les années que j’ai pu vivre en sélection, j’étais en Pre-National donc un niveau en dessous de la National3 qui est un niveau qui commence a demandé du sérieux. </text:span></text:p>
      <text:h text:style-name="P5" text:outline-level="2"><text:soft-page-break/><text:span text:style-name="T6"><text:s/></text:span><text:span text:style-name="T4"><text:s/></text:span><text:span text:style-name="T5">Conclusion : </text:span></text:h>
      <text:p text:style-name="P14"><text:span text:style-name="T5">T</text:span><text:span text:style-name="T4">out ça pour dire que ce sport fait parti de ma vie est ma beaucoup apporté au niveau de mon mental, de ma façon de pensé et de ma détermination même si parfois ça a été dur et cela ma permit de m’ouvrir, de découvrir une nouvel face de ma personnalité. Le coté d’esprit d’équipe et aussi d’avoir une détermination individuelle qui était nécessaire pour les compétitions m’aide beaucoup pour mes projets actuel !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3.81cm" fo:margin-left="3.81cm"/>
        </style:list-level-properties>
      </text:outline-level-style>
      <text:outline-level-style text:level="2" loext:num-list-format="%2%" style:num-format="">
        <style:list-level-properties text:list-level-position-and-space-mode="label-alignment">
          <style:list-level-label-alignment text:label-followed-by="listtab" text:list-tab-stop-position="3.81cm" fo:margin-left="3.81cm"/>
        </style:list-level-properties>
      </text:outline-level-style>
      <text:outline-level-style text:level="3" loext:num-list-format="%3%" style:num-format="">
        <style:list-level-properties text:list-level-position-and-space-mode="label-alignment">
          <style:list-level-label-alignment text:label-followed-by="listtab" text:list-tab-stop-position="3.81cm" fo:margin-left="3.81cm"/>
        </style:list-level-properties>
      </text:outline-level-style>
      <text:outline-level-style text:level="4" loext:num-list-format="%4%" style:num-format="">
        <style:list-level-properties text:list-level-position-and-space-mode="label-alignment">
          <style:list-level-label-alignment text:label-followed-by="listtab" text:list-tab-stop-position="3.81cm" fo:margin-left="3.81cm"/>
        </style:list-level-properties>
      </text:outline-level-style>
      <text:outline-level-style text:level="5" loext:num-list-format="%5%" style:num-format="">
        <style:list-level-properties text:list-level-position-and-space-mode="label-alignment">
          <style:list-level-label-alignment text:label-followed-by="listtab" text:list-tab-stop-position="3.81cm" fo:margin-left="3.81cm"/>
        </style:list-level-properties>
      </text:outline-level-style>
      <text:outline-level-style text:level="6" loext:num-list-format="%6%" style:num-format="">
        <style:list-level-properties text:list-level-position-and-space-mode="label-alignment">
          <style:list-level-label-alignment text:label-followed-by="listtab" text:list-tab-stop-position="3.81cm" fo:margin-left="3.81cm"/>
        </style:list-level-properties>
      </text:outline-level-style>
      <text:outline-level-style text:level="7" loext:num-list-format="%7%" style:num-format="">
        <style:list-level-properties text:list-level-position-and-space-mode="label-alignment">
          <style:list-level-label-alignment text:label-followed-by="listtab" text:list-tab-stop-position="3.81cm" fo:margin-left="3.81cm"/>
        </style:list-level-properties>
      </text:outline-level-style>
      <text:outline-level-style text:level="8" loext:num-list-format="%8%" style:num-format="">
        <style:list-level-properties text:list-level-position-and-space-mode="label-alignment">
          <style:list-level-label-alignment text:label-followed-by="listtab" text:list-tab-stop-position="3.81cm" fo:margin-left="3.81cm"/>
        </style:list-level-properties>
      </text:outline-level-style>
      <text:outline-level-style text:level="9" loext:num-list-format="%9%" style:num-format="">
        <style:list-level-properties text:list-level-position-and-space-mode="label-alignment">
          <style:list-level-label-alignment text:label-followed-by="listtab" text:list-tab-stop-position="3.81cm" fo:margin-left="3.81cm"/>
        </style:list-level-properties>
      </text:outline-level-style>
      <text:outline-level-style text:level="10" loext:num-list-format="%10%" style:num-format="">
        <style:list-level-properties text:list-level-position-and-space-mode="label-alignment">
          <style:list-level-label-alignment text:label-followed-by="listtab" text:list-tab-stop-position="3.81cm" fo:margin-left="3.8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6T15:09:48.494000000</meta:creation-date>
    <dc:date>2022-11-26T21:09:27.177000000</dc:date>
    <meta:editing-duration>PT2H6M8S</meta:editing-duration>
    <meta:editing-cycles>3</meta:editing-cycles>
    <meta:generator>LibreOffice/7.2.1.2$Windows_X86_64 LibreOffice_project/87b77fad49947c1441b67c559c339af8f3517e22</meta:generator>
    <meta:document-statistic meta:table-count="0" meta:image-count="0" meta:object-count="0" meta:page-count="3" meta:paragraph-count="28" meta:word-count="530" meta:character-count="2880" meta:non-whitespace-character-count="2354"/>
  </office:meta>
</office:document-meta>
</file>